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62in"/>
    </style:style>
    <style:style style:name="co2" style:family="table-column">
      <style:table-column-properties fo:break-before="auto" style:column-width="0.474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4772in"/>
    </style:style>
    <style:style style:name="co5" style:family="table-column">
      <style:table-column-properties fo:break-before="auto" style:column-width="0.3634in"/>
    </style:style>
    <style:style style:name="co6" style:family="table-column">
      <style:table-column-properties fo:break-before="auto" style:column-width="3.3291in"/>
    </style:style>
    <style:style style:name="co7" style:family="table-column">
      <style:table-column-properties fo:break-before="auto" style:column-width="0.7055in"/>
    </style:style>
    <style:style style:name="co8" style:family="table-column">
      <style:table-column-properties fo:break-before="auto" style:column-width="7.495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prisoners_20_per_20_cell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survey187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survey187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5f_survey1873" style:data-style-name="N80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5f_survey1873" style:data-style-name="N80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survey187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5f_survey187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5f_survey1873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5f_survey187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800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ers per cel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6" table:default-cell-style-name="ce2"/>
        <table:table-column table:style-name="co8" table:default-cell-style-name="ce2"/>
        <table:table-column table:style-name="co7" table:number-columns-repeated="1011" table:default-cell-style-name="ce2"/>
        <table:table-row table:style-name="ro1">
          <table:table-cell table:style-name="ce1" office:value-type="string" table:number-columns-spanned="6" table:number-rows-spanned="1">
            <text:p>U.S. state prisons about 1870: number of cells and prisoners</text:p>
          </table:table-cell>
          <table:covered-table-cell table:number-columns-repeated="5" table:style-name="ce5"/>
          <table:table-cell table:number-columns-repeated="6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table:style-name="ce3" table:number-columns-repeated="6"/>
          <table:table-cell table:style-name="ce8" office:value-type="string" table:number-columns-spanned="3" table:number-rows-spanned="1">
            <text:p>in 1868</text:p>
          </table:table-cell>
          <table:covered-table-cell table:number-columns-repeated="2" table:style-name="ce11"/>
          <table:table-cell table:style-name="ce8" office:value-type="string" table:number-columns-spanned="3" table:number-rows-spanned="1">
            <text:p>in 1873</text:p>
          </table:table-cell>
          <table:covered-table-cell table:number-columns-repeated="2" table:style-name="ce11"/>
          <table:table-cell table:number-columns-repeated="1012"/>
        </table:table-row>
        <table:table-row table:style-name="ro2">
          <table:table-cell table:style-name="ce4" office:value-type="string">
            <text:p>lid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ate</text:p>
          </table:table-cell>
          <table:table-cell table:style-name="ce6" office:value-type="string">
            <text:p>city</text:p>
          </table:table-cell>
          <table:table-cell table:style-name="ce6" office:value-type="string">
            <text:p>fic</text:p>
          </table:table-cell>
          <table:table-cell table:style-name="ce6" office:value-type="string">
            <text:p>description</text:p>
          </table:table-cell>
          <table:table-cell table:style-name="ce9" office:value-type="string">
            <text:p>cells</text:p>
          </table:table-cell>
          <table:table-cell table:style-name="ce13" office:value-type="string">
            <text:p>ave. prisoners</text:p>
          </table:table-cell>
          <table:table-cell table:style-name="ce13" office:value-type="string">
            <text:p>prisoners per cell</text:p>
          </table:table-cell>
          <table:table-cell table:style-name="ce9" office:value-type="string">
            <text:p>cells</text:p>
          </table:table-cell>
          <table:table-cell table:style-name="ce13" office:value-type="string">
            <text:p>ave. prisoners</text:p>
          </table:table-cell>
          <table:table-cell table:style-name="ce13" office:value-type="string">
            <text:p>prisoners per cell</text:p>
          </table:table-cell>
          <table:table-cell table:style-name="ce16" office:value-type="string">
            <text:p>sources and notes</text:p>
          </table:table-cell>
          <table:table-cell table:style-name="ce16"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Alabama</text:p>
          </table:table-cell>
          <table:table-cell table:style-name="ce7" office:value-type="string">
            <text:p>Wetumpk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 office:value-type="float" office:value="208">
            <text:p>208</text:p>
          </table:table-cell>
          <table:table-cell table:style-name="ce12" office:value-type="float" office:value="263">
            <text:p>263</text:p>
          </table:table-cell>
          <table:table-cell table:style-name="ce14" table:formula="of:=[.H6]/[.G6]" office:value-type="float" office:value="1.26442307692308">
            <text:p>1.26</text:p>
          </table:table-cell>
          <table:table-cell table:style-name="ce10" office:value-type="float" office:value="210">
            <text:p>210</text:p>
          </table:table-cell>
          <table:table-cell table:style-name="ce10" office:value-type="float" office:value="200">
            <text:p>200</text:p>
          </table:table-cell>
          <table:table-cell table:style-name="ce14" table:formula="of:=[.K6]/[.J6]" office:value-type="float" office:value="0.952380952380952">
            <text:p>0.95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Arkansas</text:p>
          </table:table-cell>
          <table:table-cell table:style-name="ce7" office:value-type="string">
            <text:p>Little Rock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232">
            <text:p>232</text:p>
          </table:table-cell>
          <table:table-cell table:style-name="ce10" office:value-type="float" office:value="200">
            <text:p>200</text:p>
          </table:table-cell>
          <table:table-cell table:style-name="ce14" table:formula="of:=[.K7]/[.J7]" office:value-type="float" office:value="0.862068965517241">
            <text:p>0.86</text:p>
          </table:table-cell>
          <table:table-cell table:style-name="ce3" office:value-type="string">
            <text:p>1868: Prison Assocation of New York, 25th Annual Report (1870), pp. 184-193.</text:p>
          </table:table-cell>
          <table:table-cell table:number-columns-repeated="1011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California</text:p>
          </table:table-cell>
          <table:table-cell table:style-name="ce7" office:value-type="string">
            <text:p>San Quenti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444">
            <text:p>444</text:p>
          </table:table-cell>
          <table:table-cell table:style-name="ce10" office:value-type="float" office:value="915">
            <text:p>915</text:p>
          </table:table-cell>
          <table:table-cell table:style-name="ce14" table:formula="of:=[.K8]/[.J8]" office:value-type="float" office:value="2.06081081081081">
            <text:p>2.06</text:p>
          </table:table-cell>
          <table:table-cell table:style-name="ce17" office:value-type="string">
            <text:p><text:a xlink:href="http://books.google.com/books?id=OtwJAAAAIAAJ&amp;pg=PA184">http://books.google.com/books?id=OtwJAAAAIAAJ&amp;pg=PA184</text:a></text:p>
          </table:table-cell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Connecticut</text:p>
          </table:table-cell>
          <table:table-cell table:style-name="ce7" office:value-type="string">
            <text:p>Wethersfield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 office:value-type="float" office:value="248">
            <text:p>248</text:p>
          </table:table-cell>
          <table:table-cell table:style-name="ce12" office:value-type="float" office:value="181">
            <text:p>181</text:p>
          </table:table-cell>
          <table:table-cell table:style-name="ce14" table:formula="of:=[.H9]/[.G9]" office:value-type="float" office:value="0.729838709677419">
            <text:p>0.73</text:p>
          </table:table-cell>
          <table:table-cell table:style-name="ce10" office:value-type="float" office:value="248">
            <text:p>248</text:p>
          </table:table-cell>
          <table:table-cell table:style-name="ce10" office:value-type="float" office:value="180">
            <text:p>180</text:p>
          </table:table-cell>
          <table:table-cell table:style-name="ce14" table:formula="of:=[.K9]/[.J9]" office:value-type="float" office:value="0.725806451612903">
            <text:p>0.73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Florida</text:p>
          </table:table-cell>
          <table:table-cell table:style-name="ce7" office:value-type="string">
            <text:p>Chattahooche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1">
            <text:p>1</text:p>
          </table:table-cell>
          <table:table-cell table:style-name="ce10" office:value-type="float" office:value="65">
            <text:p>65</text:p>
          </table:table-cell>
          <table:table-cell table:style-name="ce14" table:formula="of:=[.K10]/[.J10]" office:value-type="float" office:value="65">
            <text:p>65.00</text:p>
          </table:table-cell>
          <table:table-cell table:style-name="ce3" office:value-type="string">
            <text:p>1873: Transactions of the 3rd National Penal Reform Congress (1874) , pp. 375-389, 415-418</text:p>
          </table:table-cell>
          <table:table-cell table:number-columns-repeated="1011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Georgia</text:p>
          </table:table-cell>
          <table:table-cell table:style-name="ce7" office:value-type="string">
            <text:p>Milledgeville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State Penitentiary</text:p>
          </table:table-cell>
          <table:table-cell table:style-name="ce11" office:value-type="float" office:value="500">
            <text:p>500</text:p>
          </table:table-cell>
          <table:table-cell table:style-name="ce12" office:value-type="float" office:value="300">
            <text:p>300</text:p>
          </table:table-cell>
          <table:table-cell table:style-name="ce14" table:formula="of:=[.H11]/[.G11]" office:value-type="float" office:value="0.6">
            <text:p>0.60</text:p>
          </table:table-cell>
          <table:table-cell table:style-name="ce11"/>
          <table:table-cell table:style-name="ce11" office:value-type="float" office:value="476">
            <text:p>476</text:p>
          </table:table-cell>
          <table:table-cell table:style-name="ce14"/>
          <table:table-cell table:style-name="ce17" office:value-type="string">
            <text:p><text:a xlink:href="http://books.google.com/books?id=-MwWkNbh1UoC&amp;pg=PA375">http://books.google.com/books?id=-MwWkNbh1UoC&amp;pg=PA375</text:a></text:p>
          </table:table-cell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Illinois</text:p>
          </table:table-cell>
          <table:table-cell table:style-name="ce7" office:value-type="string">
            <text:p>Joliet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 (north)</text:p>
          </table:table-cell>
          <table:table-cell table:style-name="ce10" office:value-type="float" office:value="1000">
            <text:p>1000</text:p>
          </table:table-cell>
          <table:table-cell table:style-name="ce12" office:value-type="float" office:value="1110">
            <text:p>1110</text:p>
          </table:table-cell>
          <table:table-cell table:style-name="ce14" table:formula="of:=[.H12]/[.G12]" office:value-type="float" office:value="1.11">
            <text:p>1.11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1191">
            <text:p>1191</text:p>
          </table:table-cell>
          <table:table-cell table:style-name="ce14" table:formula="of:=[.K12]/[.J12]" office:value-type="float" office:value="1.191">
            <text:p>1.19</text:p>
          </table:table-cell>
          <table:table-cell table:number-columns-repeated="101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Indiana</text:p>
          </table:table-cell>
          <table:table-cell table:style-name="ce7" office:value-type="string">
            <text:p>Indianapoli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eformatory Institution for Women and Girls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20">
            <text:p>20</text:p>
          </table:table-cell>
          <table:table-cell table:style-name="ce10" office:value-type="float" office:value="22">
            <text:p>22</text:p>
          </table:table-cell>
          <table:table-cell table:style-name="ce14" table:formula="of:=[.K13]/[.J13]" office:value-type="float" office:value="1.1">
            <text:p>1.10</text:p>
          </table:table-cell>
          <table:table-cell table:number-columns-repeated="101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Indiana</text:p>
          </table:table-cell>
          <table:table-cell table:style-name="ce7" office:value-type="string">
            <text:p>Jeffersonvill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, (South)</text:p>
          </table:table-cell>
          <table:table-cell table:style-name="ce10" office:value-type="float" office:value="360">
            <text:p>360</text:p>
          </table:table-cell>
          <table:table-cell table:style-name="ce12" office:value-type="float" office:value="404">
            <text:p>404</text:p>
          </table:table-cell>
          <table:table-cell table:style-name="ce14" table:formula="of:=[.H14]/[.G14]" office:value-type="float" office:value="1.12222222222222">
            <text:p>1.12</text:p>
          </table:table-cell>
          <table:table-cell table:style-name="ce10" office:value-type="float" office:value="318">
            <text:p>318</text:p>
          </table:table-cell>
          <table:table-cell table:style-name="ce10" office:value-type="float" office:value="305">
            <text:p>305</text:p>
          </table:table-cell>
          <table:table-cell table:style-name="ce14" table:formula="of:=[.K14]/[.J14]" office:value-type="float" office:value="0.959119496855346">
            <text:p>0.96</text:p>
          </table:table-cell>
          <table:table-cell table:style-name="ce18" office:value-type="string">
            <text:p>West Virginia: no state prison in 1866</text:p>
          </table:table-cell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Indiana</text:p>
          </table:table-cell>
          <table:table-cell table:style-name="ce7" office:value-type="string">
            <text:p>Michigan City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 (North)</text:p>
          </table:table-cell>
          <table:table-cell table:style-name="ce10"/>
          <table:table-cell table:style-name="ce12" office:value-type="float" office:value="297">
            <text:p>297</text:p>
          </table:table-cell>
          <table:table-cell table:style-name="ce14"/>
          <table:table-cell table:style-name="ce10" office:value-type="float" office:value="380">
            <text:p>380</text:p>
          </table:table-cell>
          <table:table-cell table:style-name="ce10" office:value-type="float" office:value="354">
            <text:p>354</text:p>
          </table:table-cell>
          <table:table-cell table:style-name="ce14" table:formula="of:=[.K15]/[.J15]" office:value-type="float" office:value="0.931578947368421">
            <text:p>0.93</text:p>
          </table:table-cell>
          <table:table-cell table:style-name="ce18" office:value-type="string">
            <text:p>Wisconsin: cells for 1868 via Wines (1867) p. 101 (280 male, 36 female in 1866)</text:p>
          </table:table-cell>
          <table:table-cell table:number-columns-repeated="101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Iowa</text:p>
          </table:table-cell>
          <table:table-cell table:style-name="ce7" office:value-type="string">
            <text:p>Fort Madis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/>
          <table:table-cell table:style-name="ce12" office:value-type="float" office:value="186">
            <text:p>186</text:p>
          </table:table-cell>
          <table:table-cell table:style-name="ce14"/>
          <table:table-cell table:style-name="ce10" office:value-type="float" office:value="318">
            <text:p>318</text:p>
          </table:table-cell>
          <table:table-cell table:style-name="ce10" office:value-type="float" office:value="270">
            <text:p>270</text:p>
          </table:table-cell>
          <table:table-cell table:style-name="ce14" table:formula="of:=[.K16]/[.J16]" office:value-type="float" office:value="0.849056603773585">
            <text:p>0.85</text:p>
          </table:table-cell>
          <table:table-cell table:number-columns-repeated="1012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Kansas</text:p>
          </table:table-cell>
          <table:table-cell table:style-name="ce7" office:value-type="string">
            <text:p>Leavenworth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 office:value-type="float" office:value="172">
            <text:p>172</text:p>
          </table:table-cell>
          <table:table-cell table:style-name="ce12" office:value-type="float" office:value="147">
            <text:p>147</text:p>
          </table:table-cell>
          <table:table-cell table:style-name="ce14" table:formula="of:=[.H17]/[.G17]" office:value-type="float" office:value="0.854651162790698">
            <text:p>0.85</text:p>
          </table:table-cell>
          <table:table-cell table:style-name="ce10" office:value-type="float" office:value="344">
            <text:p>344</text:p>
          </table:table-cell>
          <table:table-cell table:style-name="ce10" office:value-type="float" office:value="331">
            <text:p>331</text:p>
          </table:table-cell>
          <table:table-cell table:style-name="ce14" table:formula="of:=[.K17]/[.J17]" office:value-type="float" office:value="0.962209302325581">
            <text:p>0.96</text:p>
          </table:table-cell>
          <table:table-cell office:value-type="string">
            <text:p>1873, Florida: large dormitory</text:p>
          </table:table-cell>
          <table:table-cell table:number-columns-repeated="1011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Kentucky</text:p>
          </table:table-cell>
          <table:table-cell table:style-name="ce7" office:value-type="string">
            <text:p>Frankfort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 office:value-type="float" office:value="648">
            <text:p>648</text:p>
          </table:table-cell>
          <table:table-cell table:style-name="ce12" office:value-type="float" office:value="550">
            <text:p>550</text:p>
          </table:table-cell>
          <table:table-cell table:style-name="ce14" table:formula="of:=[.H18]/[.G18]" office:value-type="float" office:value="0.848765432098765">
            <text:p>0.85</text:p>
          </table:table-cell>
          <table:table-cell table:style-name="ce10" office:value-type="float" office:value="674">
            <text:p>674</text:p>
          </table:table-cell>
          <table:table-cell table:style-name="ce10" office:value-type="float" office:value="600">
            <text:p>600</text:p>
          </table:table-cell>
          <table:table-cell table:style-name="ce14" table:formula="of:=[.K18]/[.J18]" office:value-type="float" office:value="0.890207715133531">
            <text:p>0.89</text:p>
          </table:table-cell>
          <table:table-cell office:value-type="string">
            <text:p>1873, Nebraska: "prisoners at present all in one large room."</text:p>
          </table:table-cell>
          <table:table-cell table:number-columns-repeated="1011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Louisiana</text:p>
          </table:table-cell>
          <table:table-cell table:style-name="ce7" office:value-type="string">
            <text:p>Baton Roug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498">
            <text:p>498</text:p>
          </table:table-cell>
          <table:table-cell table:style-name="ce10" office:value-type="float" office:value="409">
            <text:p>409</text:p>
          </table:table-cell>
          <table:table-cell table:style-name="ce14" table:formula="of:=[.K19]/[.J19]" office:value-type="float" office:value="0.821285140562249">
            <text:p>0.82</text:p>
          </table:table-cell>
          <table:table-cell table:number-columns-repeated="101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Maine</text:p>
          </table:table-cell>
          <table:table-cell table:style-name="ce7" office:value-type="string">
            <text:p>Thomast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 office:value-type="float" office:value="174">
            <text:p>174</text:p>
          </table:table-cell>
          <table:table-cell table:style-name="ce12" office:value-type="float" office:value="138">
            <text:p>138</text:p>
          </table:table-cell>
          <table:table-cell table:style-name="ce14" table:formula="of:=[.H20]/[.G20]" office:value-type="float" office:value="0.793103448275862">
            <text:p>0.79</text:p>
          </table:table-cell>
          <table:table-cell table:style-name="ce10" office:value-type="float" office:value="174">
            <text:p>174</text:p>
          </table:table-cell>
          <table:table-cell table:style-name="ce10" office:value-type="float" office:value="146">
            <text:p>146</text:p>
          </table:table-cell>
          <table:table-cell table:style-name="ce14" table:formula="of:=[.K20]/[.J20]" office:value-type="float" office:value="0.839080459770115">
            <text:p>0.84</text:p>
          </table:table-cell>
          <table:table-cell office:value-type="string">
            <text:p>Note that Sing Sing's women prison counts should be excluded from total (fic=2)</text:p>
          </table:table-cell>
          <table:table-cell table:number-columns-repeated="1011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Maryland</text:p>
          </table:table-cell>
          <table:table-cell table:style-name="ce7" office:value-type="string">
            <text:p>Baltimor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/>
          <table:table-cell table:style-name="ce12" office:value-type="float" office:value="648">
            <text:p>648</text:p>
          </table:table-cell>
          <table:table-cell table:style-name="ce14"/>
          <table:table-cell table:style-name="ce10" office:value-type="float" office:value="700">
            <text:p>700</text:p>
          </table:table-cell>
          <table:table-cell table:style-name="ce10" office:value-type="float" office:value="587">
            <text:p>587</text:p>
          </table:table-cell>
          <table:table-cell table:style-name="ce14" table:formula="of:=[.K21]/[.J21]" office:value-type="float" office:value="0.838571428571428">
            <text:p>0.84</text:p>
          </table:table-cell>
          <table:table-cell table:number-columns-repeated="101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Massachusetts</text:p>
          </table:table-cell>
          <table:table-cell table:style-name="ce7" office:value-type="string">
            <text:p>Charlestow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 office:value-type="float" office:value="680">
            <text:p>680</text:p>
          </table:table-cell>
          <table:table-cell table:style-name="ce12" office:value-type="float" office:value="546">
            <text:p>546</text:p>
          </table:table-cell>
          <table:table-cell table:style-name="ce14" table:formula="of:=[.H22]/[.G22]" office:value-type="float" office:value="0.802941176470588">
            <text:p>0.80</text:p>
          </table:table-cell>
          <table:table-cell table:style-name="ce10" office:value-type="float" office:value="652">
            <text:p>652</text:p>
          </table:table-cell>
          <table:table-cell table:style-name="ce10" office:value-type="float" office:value="578">
            <text:p>578</text:p>
          </table:table-cell>
          <table:table-cell table:style-name="ce14" table:formula="of:=[.K22]/[.J22]" office:value-type="float" office:value="0.886503067484663">
            <text:p>0.89</text:p>
          </table:table-cell>
          <table:table-cell office:value-type="string">
            <text:p>Cell counts/populations may not consistently include chain gangs and work camps (particularly for southern states)</text:p>
          </table:table-cell>
          <table:table-cell table:number-columns-repeated="1011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Michigan</text:p>
          </table:table-cell>
          <table:table-cell table:style-name="ce7" office:value-type="string">
            <text:p>Jacks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/>
          <table:table-cell table:style-name="ce12" office:value-type="float" office:value="610">
            <text:p>610</text:p>
          </table:table-cell>
          <table:table-cell table:style-name="ce14"/>
          <table:table-cell table:style-name="ce10" office:value-type="float" office:value="648">
            <text:p>648</text:p>
          </table:table-cell>
          <table:table-cell table:style-name="ce10" office:value-type="float" office:value="616">
            <text:p>616</text:p>
          </table:table-cell>
          <table:table-cell table:style-name="ce14" table:formula="of:=[.K23]/[.J23]" office:value-type="float" office:value="0.950617283950617">
            <text:p>0.95</text:p>
          </table:table-cell>
          <table:table-cell table:number-columns-repeated="101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Minnesota</text:p>
          </table:table-cell>
          <table:table-cell table:style-name="ce7" office:value-type="string">
            <text:p>Stillwater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163">
            <text:p>163</text:p>
          </table:table-cell>
          <table:table-cell table:style-name="ce10" office:value-type="float" office:value="91">
            <text:p>91</text:p>
          </table:table-cell>
          <table:table-cell table:style-name="ce14" table:formula="of:=[.K24]/[.J24]" office:value-type="float" office:value="0.558282208588957">
            <text:p>0.56</text:p>
          </table:table-cell>
          <table:table-cell office:value-type="string">
            <text:p>type: sp=state prison, hc-w=house of correction or workhouse</text:p>
          </table:table-cell>
          <table:table-cell table:number-columns-repeated="1011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Mississippi</text:p>
          </table:table-cell>
          <table:table-cell table:style-name="ce7" office:value-type="string">
            <text:p>Jacks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200">
            <text:p>200</text:p>
          </table:table-cell>
          <table:table-cell table:style-name="ce10" office:value-type="float" office:value="288">
            <text:p>288</text:p>
          </table:table-cell>
          <table:table-cell table:style-name="ce14" table:formula="of:=[.K25]/[.J25]" office:value-type="float" office:value="1.44">
            <text:p>1.44</text:p>
          </table:table-cell>
          <table:table-cell table:number-columns-repeated="101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Missouri</text:p>
          </table:table-cell>
          <table:table-cell table:style-name="ce7" office:value-type="string">
            <text:p>Jefferson City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 office:value-type="float" office:value="356">
            <text:p>356</text:p>
          </table:table-cell>
          <table:table-cell table:style-name="ce12" office:value-type="float" office:value="691">
            <text:p>691</text:p>
          </table:table-cell>
          <table:table-cell table:style-name="ce14" table:formula="of:=[.H26]/[.G26]" office:value-type="float" office:value="1.94101123595506">
            <text:p>1.94</text:p>
          </table:table-cell>
          <table:table-cell table:style-name="ce10"/>
          <table:table-cell table:style-name="ce11" office:value-type="float" office:value="1062">
            <text:p>1062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Montana</text:p>
          </table:table-cell>
          <table:table-cell table:style-name="ce7" office:value-type="string">
            <text:p>Deer Lodg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 (territory)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12">
            <text:p>12</text:p>
          </table:table-cell>
          <table:table-cell table:style-name="ce10" office:value-type="float" office:value="20">
            <text:p>20</text:p>
          </table:table-cell>
          <table:table-cell table:style-name="ce14" table:formula="of:=[.K27]/[.J27]" office:value-type="float" office:value="1.66666666666667">
            <text:p>1.67</text:p>
          </table:table-cell>
          <table:table-cell table:number-columns-repeated="1012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Nebraska</text:p>
          </table:table-cell>
          <table:table-cell table:style-name="ce7" office:value-type="string">
            <text:p>Lincol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 (no state prison, 1868)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1">
            <text:p>1</text:p>
          </table:table-cell>
          <table:table-cell table:style-name="ce10" office:value-type="float" office:value="44">
            <text:p>44</text:p>
          </table:table-cell>
          <table:table-cell table:style-name="ce14" table:formula="of:=[.K28]/[.J28]" office:value-type="float" office:value="44">
            <text:p>44.00</text:p>
          </table:table-cell>
          <table:table-cell table:number-columns-repeated="1012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Nevada</text:p>
          </table:table-cell>
          <table:table-cell table:style-name="ce7" office:value-type="string">
            <text:p>Carson City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/>
          <table:table-cell table:style-name="ce12" office:value-type="float" office:value="24">
            <text:p>24</text:p>
          </table:table-cell>
          <table:table-cell table:style-name="ce14"/>
          <table:table-cell table:style-name="ce10" office:value-type="float" office:value="46">
            <text:p>46</text:p>
          </table:table-cell>
          <table:table-cell table:style-name="ce10" office:value-type="float" office:value="93">
            <text:p>93</text:p>
          </table:table-cell>
          <table:table-cell table:style-name="ce14" table:formula="of:=[.K29]/[.J29]" office:value-type="float" office:value="2.02173913043478">
            <text:p>2.02</text:p>
          </table:table-cell>
          <table:table-cell table:number-columns-repeated="101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New Hampshire</text:p>
          </table:table-cell>
          <table:table-cell table:style-name="ce7" office:value-type="string">
            <text:p>Concord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/>
          <table:table-cell table:style-name="ce12" office:value-type="float" office:value="132">
            <text:p>132</text:p>
          </table:table-cell>
          <table:table-cell table:style-name="ce14"/>
          <table:table-cell table:style-name="ce10" office:value-type="float" office:value="132">
            <text:p>132</text:p>
          </table:table-cell>
          <table:table-cell table:style-name="ce10" office:value-type="float" office:value="82">
            <text:p>82</text:p>
          </table:table-cell>
          <table:table-cell table:style-name="ce14" table:formula="of:=[.K30]/[.J30]" office:value-type="float" office:value="0.621212121212121">
            <text:p>0.62</text:p>
          </table:table-cell>
          <table:table-cell table:number-columns-repeated="1012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New Jersey</text:p>
          </table:table-cell>
          <table:table-cell table:style-name="ce7" office:value-type="string">
            <text:p>Trent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/>
          <table:table-cell table:style-name="ce12" office:value-type="float" office:value="564">
            <text:p>564</text:p>
          </table:table-cell>
          <table:table-cell table:style-name="ce14"/>
          <table:table-cell table:style-name="ce10" office:value-type="float" office:value="536">
            <text:p>536</text:p>
          </table:table-cell>
          <table:table-cell table:style-name="ce10" office:value-type="float" office:value="545">
            <text:p>545</text:p>
          </table:table-cell>
          <table:table-cell table:style-name="ce14" table:formula="of:=[.K31]/[.J31]" office:value-type="float" office:value="1.01679104477612">
            <text:p>1.02</text:p>
          </table:table-cell>
          <table:table-cell table:number-columns-repeated="1012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New York</text:p>
          </table:table-cell>
          <table:table-cell table:style-name="ce7" office:value-type="string">
            <text:p>Aubur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 office:value-type="float" office:value="992">
            <text:p>992</text:p>
          </table:table-cell>
          <table:table-cell table:style-name="ce12" office:value-type="float" office:value="952">
            <text:p>952</text:p>
          </table:table-cell>
          <table:table-cell table:style-name="ce14" table:formula="of:=[.H32]/[.G32]" office:value-type="float" office:value="0.959677419354839">
            <text:p>0.96</text:p>
          </table:table-cell>
          <table:table-cell table:style-name="ce10" office:value-type="float" office:value="1280">
            <text:p>1280</text:p>
          </table:table-cell>
          <table:table-cell table:style-name="ce10" office:value-type="float" office:value="1120">
            <text:p>1120</text:p>
          </table:table-cell>
          <table:table-cell table:style-name="ce14" table:formula="of:=[.K32]/[.J32]" office:value-type="float" office:value="0.875">
            <text:p>0.88</text:p>
          </table:table-cell>
          <table:table-cell table:number-columns-repeated="1012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New York</text:p>
          </table:table-cell>
          <table:table-cell table:style-name="ce7" office:value-type="string">
            <text:p>Dannemor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, Clinton</text:p>
          </table:table-cell>
          <table:table-cell table:style-name="ce10" office:value-type="float" office:value="544">
            <text:p>544</text:p>
          </table:table-cell>
          <table:table-cell table:style-name="ce12" office:value-type="float" office:value="518">
            <text:p>518</text:p>
          </table:table-cell>
          <table:table-cell table:style-name="ce14" table:formula="of:=[.H33]/[.G33]" office:value-type="float" office:value="0.952205882352941">
            <text:p>0.95</text:p>
          </table:table-cell>
          <table:table-cell table:style-name="ce10" office:value-type="float" office:value="538">
            <text:p>538</text:p>
          </table:table-cell>
          <table:table-cell table:style-name="ce10" office:value-type="float" office:value="540">
            <text:p>540</text:p>
          </table:table-cell>
          <table:table-cell table:style-name="ce14" table:formula="of:=[.K33]/[.J33]" office:value-type="float" office:value="1.00371747211896">
            <text:p>1.00</text:p>
          </table:table-cell>
          <table:table-cell table:number-columns-repeated="1012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New York</text:p>
          </table:table-cell>
          <table:table-cell table:style-name="ce7" office:value-type="string">
            <text:p>Ossining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, Sing Sing (total of male and female)</text:p>
          </table:table-cell>
          <table:table-cell table:style-name="ce10" office:value-type="float" office:value="1818">
            <text:p>1818</text:p>
          </table:table-cell>
          <table:table-cell table:style-name="ce12" office:value-type="float" office:value="1487">
            <text:p>1487</text:p>
          </table:table-cell>
          <table:table-cell table:style-name="ce14" table:formula="of:=[.H34]/[.G34]" office:value-type="float" office:value="0.817931793179318">
            <text:p>0.82</text:p>
          </table:table-cell>
          <table:table-cell table:style-name="ce10" table:formula="of:=1266+166" office:value-type="float" office:value="1432">
            <text:p>1432</text:p>
          </table:table-cell>
          <table:table-cell table:style-name="ce10" table:formula="of:=1163+108" office:value-type="float" office:value="1271">
            <text:p>1271</text:p>
          </table:table-cell>
          <table:table-cell table:style-name="ce14" table:formula="of:=[.K34]/[.J34]" office:value-type="float" office:value="0.887569832402235">
            <text:p>0.89</text:p>
          </table:table-cell>
          <table:table-cell table:number-columns-repeated="1012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New York</text:p>
          </table:table-cell>
          <table:table-cell table:style-name="ce7" office:value-type="string">
            <text:p>Ossining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Women's prison, Sing Sing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166">
            <text:p>166</text:p>
          </table:table-cell>
          <table:table-cell table:style-name="ce10" office:value-type="float" office:value="108">
            <text:p>108</text:p>
          </table:table-cell>
          <table:table-cell table:style-name="ce14" table:formula="of:=[.K35]/[.J35]" office:value-type="float" office:value="0.650602409638554">
            <text:p>0.65</text:p>
          </table:table-cell>
          <table:table-cell table:number-columns-repeated="1012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North Carolina</text:p>
          </table:table-cell>
          <table:table-cell table:style-name="ce7" office:value-type="string">
            <text:p>Raleigh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 (under constrution, 1868)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38">
            <text:p>38</text:p>
          </table:table-cell>
          <table:table-cell table:style-name="ce10" office:value-type="float" office:value="401">
            <text:p>401</text:p>
          </table:table-cell>
          <table:table-cell table:style-name="ce14" table:formula="of:=[.K36]/[.J36]" office:value-type="float" office:value="10.5526315789474">
            <text:p>10.55</text:p>
          </table:table-cell>
          <table:table-cell table:number-columns-repeated="1012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Ohio</text:p>
          </table:table-cell>
          <table:table-cell table:style-name="ce7" office:value-type="string">
            <text:p>Columbu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/>
          <table:table-cell table:style-name="ce12" office:value-type="float" office:value="1053">
            <text:p>1053</text:p>
          </table:table-cell>
          <table:table-cell table:style-name="ce14"/>
          <table:table-cell table:style-name="ce10" office:value-type="float" office:value="1110">
            <text:p>1110</text:p>
          </table:table-cell>
          <table:table-cell table:style-name="ce11" office:value-type="float" office:value="910">
            <text:p>910</text:p>
          </table:table-cell>
          <table:table-cell table:style-name="ce14" table:formula="of:=[.K37]/[.J37]" office:value-type="float" office:value="0.81981981981982">
            <text:p>0.82</text:p>
          </table:table-cell>
          <table:table-cell table:number-columns-repeated="1012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Oregon</text:p>
          </table:table-cell>
          <table:table-cell table:style-name="ce7" office:value-type="string">
            <text:p>Salem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/>
          <table:table-cell table:style-name="ce12" office:value-type="float" office:value="65">
            <text:p>65</text:p>
          </table:table-cell>
          <table:table-cell table:style-name="ce14"/>
          <table:table-cell table:style-name="ce10" office:value-type="float" office:value="88">
            <text:p>88</text:p>
          </table:table-cell>
          <table:table-cell table:style-name="ce10" office:value-type="float" office:value="96">
            <text:p>96</text:p>
          </table:table-cell>
          <table:table-cell table:style-name="ce14" table:formula="of:=[.K38]/[.J38]" office:value-type="float" office:value="1.09090909090909">
            <text:p>1.09</text:p>
          </table:table-cell>
          <table:table-cell table:number-columns-repeated="1012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Pennsylvania</text:p>
          </table:table-cell>
          <table:table-cell table:style-name="ce7" office:value-type="string">
            <text:p>Philadelphi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 (eastern)</text:p>
          </table:table-cell>
          <table:table-cell table:style-name="ce10"/>
          <table:table-cell table:style-name="ce12" office:value-type="float" office:value="622">
            <text:p>622</text:p>
          </table:table-cell>
          <table:table-cell table:style-name="ce14"/>
          <table:table-cell table:style-name="ce10" office:value-type="float" office:value="560">
            <text:p>560</text:p>
          </table:table-cell>
          <table:table-cell table:style-name="ce10" office:value-type="float" office:value="625">
            <text:p>625</text:p>
          </table:table-cell>
          <table:table-cell table:style-name="ce14" table:formula="of:=[.K39]/[.J39]" office:value-type="float" office:value="1.11607142857143">
            <text:p>1.12</text:p>
          </table:table-cell>
          <table:table-cell table:number-columns-repeated="1012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Pennsylvania</text:p>
          </table:table-cell>
          <table:table-cell table:style-name="ce7" office:value-type="string">
            <text:p>Pittsburgh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 (western), Allegheny</text:p>
          </table:table-cell>
          <table:table-cell table:style-name="ce10"/>
          <table:table-cell table:style-name="ce12" office:value-type="float" office:value="463">
            <text:p>463</text:p>
          </table:table-cell>
          <table:table-cell table:style-name="ce14"/>
          <table:table-cell table:style-name="ce10" office:value-type="float" office:value="348">
            <text:p>348</text:p>
          </table:table-cell>
          <table:table-cell table:style-name="ce10" office:value-type="float" office:value="422">
            <text:p>422</text:p>
          </table:table-cell>
          <table:table-cell table:style-name="ce14" table:formula="of:=[.K40]/[.J40]" office:value-type="float" office:value="1.21264367816092">
            <text:p>1.21</text:p>
          </table:table-cell>
          <table:table-cell table:number-columns-repeated="1012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Rhode Island</text:p>
          </table:table-cell>
          <table:table-cell table:style-name="ce7" office:value-type="string">
            <text:p>Providenc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 office:value-type="float" office:value="88">
            <text:p>88</text:p>
          </table:table-cell>
          <table:table-cell table:style-name="ce12" office:value-type="float" office:value="65">
            <text:p>65</text:p>
          </table:table-cell>
          <table:table-cell table:style-name="ce14" table:formula="of:=[.H41]/[.G41]" office:value-type="float" office:value="0.738636363636364">
            <text:p>0.74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74">
            <text:p>74</text:p>
          </table:table-cell>
          <table:table-cell table:style-name="ce14" table:formula="of:=[.K41]/[.J41]" office:value-type="float" office:value="0.840909090909091">
            <text:p>0.84</text:p>
          </table:table-cell>
          <table:table-cell table:number-columns-repeated="101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South Carolina</text:p>
          </table:table-cell>
          <table:table-cell table:style-name="ce7" office:value-type="string">
            <text:p>Columbi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 office:value-type="float" office:value="500">
            <text:p>500</text:p>
          </table:table-cell>
          <table:table-cell table:style-name="ce12" office:value-type="float" office:value="173">
            <text:p>173</text:p>
          </table:table-cell>
          <table:table-cell table:style-name="ce14" table:formula="of:=[.H42]/[.G42]" office:value-type="float" office:value="0.346">
            <text:p>0.35</text:p>
          </table:table-cell>
          <table:table-cell table:style-name="ce10" office:value-type="float" office:value="350">
            <text:p>350</text:p>
          </table:table-cell>
          <table:table-cell table:style-name="ce10" office:value-type="float" office:value="250">
            <text:p>250</text:p>
          </table:table-cell>
          <table:table-cell table:style-name="ce14" table:formula="of:=[.K42]/[.J42]" office:value-type="float" office:value="0.714285714285714">
            <text:p>0.71</text:p>
          </table:table-cell>
          <table:table-cell table:number-columns-repeated="1012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Tennessee</text:p>
          </table:table-cell>
          <table:table-cell table:style-name="ce7" office:value-type="string">
            <text:p>Nashvill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 office:value-type="float" office:value="352">
            <text:p>352</text:p>
          </table:table-cell>
          <table:table-cell table:style-name="ce12" office:value-type="float" office:value="450">
            <text:p>450</text:p>
          </table:table-cell>
          <table:table-cell table:style-name="ce14" table:formula="of:=[.H43]/[.G43]" office:value-type="float" office:value="1.27840909090909">
            <text:p>1.28</text:p>
          </table:table-cell>
          <table:table-cell table:style-name="ce10" office:value-type="float" office:value="352">
            <text:p>352</text:p>
          </table:table-cell>
          <table:table-cell table:style-name="ce10" office:value-type="float" office:value="744">
            <text:p>744</text:p>
          </table:table-cell>
          <table:table-cell table:style-name="ce14" table:formula="of:=[.K43]/[.J43]" office:value-type="float" office:value="2.11363636363636">
            <text:p>2.11</text:p>
          </table:table-cell>
          <table:table-cell table:number-columns-repeated="1012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Texas</text:p>
          </table:table-cell>
          <table:table-cell table:style-name="ce7" office:value-type="string">
            <text:p>Huntsvill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/>
          <table:table-cell table:style-name="ce12"/>
          <table:table-cell table:style-name="ce14"/>
          <table:table-cell table:style-name="ce10"/>
          <table:table-cell table:style-name="ce10" office:value-type="float" office:value="1150">
            <text:p>1150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Utah</text:p>
          </table:table-cell>
          <table:table-cell table:style-name="ce7" office:value-type="string">
            <text:p>Salt Lake City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.S. Penitentiary (territory)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6">
            <text:p>6</text:p>
          </table:table-cell>
          <table:table-cell table:style-name="ce10" office:value-type="float" office:value="18">
            <text:p>18</text:p>
          </table:table-cell>
          <table:table-cell table:style-name="ce14" table:formula="of:=[.K45]/[.J45]" office:value-type="float" office:value="3">
            <text:p>3.00</text:p>
          </table:table-cell>
          <table:table-cell table:number-columns-repeated="1012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Vermont</text:p>
          </table:table-cell>
          <table:table-cell table:style-name="ce7" office:value-type="string">
            <text:p>Windsor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 office:value-type="float" office:value="104">
            <text:p>104</text:p>
          </table:table-cell>
          <table:table-cell table:style-name="ce12" office:value-type="float" office:value="80">
            <text:p>80</text:p>
          </table:table-cell>
          <table:table-cell table:style-name="ce14" table:formula="of:=[.H46]/[.G46]" office:value-type="float" office:value="0.769230769230769">
            <text:p>0.77</text:p>
          </table:table-cell>
          <table:table-cell table:style-name="ce10" office:value-type="float" office:value="104">
            <text:p>104</text:p>
          </table:table-cell>
          <table:table-cell table:style-name="ce10" office:value-type="float" office:value="80">
            <text:p>80</text:p>
          </table:table-cell>
          <table:table-cell table:style-name="ce14" table:formula="of:=[.K46]/[.J46]" office:value-type="float" office:value="0.769230769230769">
            <text:p>0.77</text:p>
          </table:table-cell>
          <table:table-cell table:number-columns-repeated="1012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Virginia</text:p>
          </table:table-cell>
          <table:table-cell table:style-name="ce7" office:value-type="string">
            <text:p>Richmond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 office:value-type="float" office:value="170">
            <text:p>170</text:p>
          </table:table-cell>
          <table:table-cell table:style-name="ce12" office:value-type="float" office:value="540">
            <text:p>540</text:p>
          </table:table-cell>
          <table:table-cell table:style-name="ce14" table:formula="of:=[.H47]/[.G47]" office:value-type="float" office:value="3.17647058823529">
            <text:p>3.18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782">
            <text:p>782</text:p>
          </table:table-cell>
          <table:table-cell table:style-name="ce14" table:formula="of:=[.K47]/[.J47]" office:value-type="float" office:value="10.7123287671233">
            <text:p>10.71</text:p>
          </table:table-cell>
          <table:table-cell table:number-columns-repeated="1012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West Virginia</text:p>
          </table:table-cell>
          <table:table-cell table:style-name="ce7" office:value-type="string">
            <text:p>Moundsvill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rison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224">
            <text:p>224</text:p>
          </table:table-cell>
          <table:table-cell table:style-name="ce10" office:value-type="float" office:value="98">
            <text:p>98</text:p>
          </table:table-cell>
          <table:table-cell table:style-name="ce14" table:formula="of:=[.K48]/[.J48]" office:value-type="float" office:value="0.4375">
            <text:p>0.44</text:p>
          </table:table-cell>
          <table:table-cell table:number-columns-repeated="1012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7" office:value-type="string">
            <text:p>sp</text:p>
          </table:table-cell>
          <table:table-cell table:style-name="ce7" office:value-type="string">
            <text:p>Wisconsin</text:p>
          </table:table-cell>
          <table:table-cell table:style-name="ce7" office:value-type="string">
            <text:p>Waupu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tate Penitentiary</text:p>
          </table:table-cell>
          <table:table-cell table:style-name="ce10" office:value-type="float" office:value="316">
            <text:p>316</text:p>
          </table:table-cell>
          <table:table-cell table:style-name="ce12" office:value-type="float" office:value="195">
            <text:p>195</text:p>
          </table:table-cell>
          <table:table-cell table:style-name="ce14" table:formula="of:=[.H49]/[.G49]" office:value-type="float" office:value="0.617088607594937">
            <text:p>0.62</text:p>
          </table:table-cell>
          <table:table-cell table:style-name="ce10" office:value-type="float" office:value="560">
            <text:p>560</text:p>
          </table:table-cell>
          <table:table-cell table:style-name="ce10" office:value-type="float" office:value="180">
            <text:p>180</text:p>
          </table:table-cell>
          <table:table-cell table:style-name="ce14" table:formula="of:=[.K49]/[.J49]" office:value-type="float" office:value="0.321428571428571">
            <text:p>0.32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5"/>
          <table:table-cell table:style-name="ce10"/>
          <table:table-cell table:style-name="ce12"/>
          <table:table-cell table:style-name="ce14"/>
          <table:table-cell table:style-name="ce10" table:number-columns-repeated="2"/>
          <table:table-cell table:style-name="ce14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3" office:value-type="string">
            <text:p>listed total</text:p>
          </table:table-cell>
          <table:table-cell table:style-name="ce3" table:number-columns-repeated="3"/>
          <table:table-cell table:style-name="ce11" office:value-type="float" office:value="8838">
            <text:p>8838</text:p>
          </table:table-cell>
          <table:table-cell table:style-name="ce12" office:value-type="float" office:value="14063">
            <text:p>14063</text:p>
          </table:table-cell>
          <table:table-cell table:style-name="ce14" table:formula="of:=[.H51]/[.G51]" office:value-type="float" office:value="1.59119710341706">
            <text:p>1.59</text:p>
          </table:table-cell>
          <table:table-cell table:style-name="ce11" office:value-type="float" office:value="14626">
            <text:p>14626</text:p>
          </table:table-cell>
          <table:table-cell table:style-name="ce11" office:value-type="float" office:value="18520">
            <text:p>18520</text:p>
          </table:table-cell>
          <table:table-cell table:style-name="ce14" table:formula="of:=[.K51]/[.J51]" office:value-type="float" office:value="1.26623820593464">
            <text:p>1.27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3" office:value-type="string">
            <text:p>summed total</text:p>
          </table:table-cell>
          <table:table-cell table:style-name="ce3" table:number-columns-repeated="3"/>
          <table:table-cell table:style-name="ce11" table:formula="of:=SUM([.G6:.G49])-[.G35]" office:value-type="float" office:value="9230">
            <text:p>9230</text:p>
          </table:table-cell>
          <table:table-cell table:style-name="ce11" table:formula="of:=SUM([.H6:.H49])-[.H35]" office:value-type="float" office:value="13454">
            <text:p>13454</text:p>
          </table:table-cell>
          <table:table-cell table:style-name="ce14" table:formula="of:=[.H52]/[.G52]" office:value-type="float" office:value="1.45763813651138">
            <text:p>1.46</text:p>
          </table:table-cell>
          <table:table-cell table:style-name="ce11" table:formula="of:=SUM([.J6:.J49])-[.J35]" office:value-type="float" office:value="15102">
            <text:p>15102</text:p>
          </table:table-cell>
          <table:table-cell table:style-name="ce11" table:formula="of:=SUM([.K6:.K49])-[.K35]" office:value-type="float" office:value="18431">
            <text:p>18431</text:p>
          </table:table-cell>
          <table:table-cell table:style-name="ce14" table:formula="of:=[.K52]/[.J52]" office:value-type="float" office:value="1.22043437955238">
            <text:p>1.22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3" office:value-type="string">
            <text:p>median</text:p>
          </table:table-cell>
          <table:table-cell table:style-name="ce3" table:number-columns-repeated="3"/>
          <table:table-cell table:style-name="ce11" table:number-columns-repeated="2"/>
          <table:table-cell table:style-name="ce14" table:formula="of:=MEDIAN([.I6:.I49])" office:value-type="float" office:value="0.848765432098765">
            <text:p>0.85</text:p>
          </table:table-cell>
          <table:table-cell table:style-name="ce11" table:number-columns-repeated="2"/>
          <table:table-cell table:style-name="ce14" table:formula="of:=MEDIAN([.L6:.L49])" office:value-type="float" office:value="0.950617283950617">
            <text:p>0.9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5"/>
          <table:table-cell table:style-name="ce10"/>
          <table:table-cell table:style-name="ce12"/>
          <table:table-cell table:style-name="ce14"/>
          <table:table-cell table:style-name="ce10" table:number-columns-repeated="2"/>
          <table:table-cell table:style-name="ce14"/>
          <table:table-cell table:number-columns-repeated="1012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7" office:value-type="string">
            <text:p>hc-w</text:p>
          </table:table-cell>
          <table:table-cell table:style-name="ce7" office:value-type="string">
            <text:p>Rhode Island</text:p>
          </table:table-cell>
          <table:table-cell table:style-name="ce7" office:value-type="string">
            <text:p>Howard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hode Island Workhouse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100">
            <text:p>100</text:p>
          </table:table-cell>
          <table:table-cell table:style-name="ce10" office:value-type="float" office:value="190">
            <text:p>190</text:p>
          </table:table-cell>
          <table:table-cell table:style-name="ce14" table:formula="of:=[.K55]/[.J55]" office:value-type="float" office:value="1.9">
            <text:p>1.90</text:p>
          </table:table-cell>
          <table:table-cell table:number-columns-repeated="1012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7" office:value-type="string">
            <text:p>cp</text:p>
          </table:table-cell>
          <table:table-cell table:style-name="ce7" office:value-type="string">
            <text:p>New York</text:p>
          </table:table-cell>
          <table:table-cell table:style-name="ce7" office:value-type="string">
            <text:p>Syracus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nondaga County Penitentiary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132">
            <text:p>132</text:p>
          </table:table-cell>
          <table:table-cell table:style-name="ce10" office:value-type="float" office:value="181">
            <text:p>181</text:p>
          </table:table-cell>
          <table:table-cell table:style-name="ce14" table:formula="of:=[.K56]/[.J56]" office:value-type="float" office:value="1.37121212121212">
            <text:p>1.37</text:p>
          </table:table-cell>
          <table:table-cell table:number-columns-repeated="1012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7" office:value-type="string">
            <text:p>cp</text:p>
          </table:table-cell>
          <table:table-cell table:style-name="ce7" office:value-type="string">
            <text:p>New York</text:p>
          </table:table-cell>
          <table:table-cell table:style-name="ce7" office:value-type="string">
            <text:p>Albany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ounty Penitentiary (U.S. penitentiary for District of Columbia)</text:p>
          </table:table-cell>
          <table:table-cell table:style-name="ce10" office:value-type="float" office:value="400">
            <text:p>400</text:p>
          </table:table-cell>
          <table:table-cell table:style-name="ce12" office:value-type="float" office:value="365">
            <text:p>365</text:p>
          </table:table-cell>
          <table:table-cell table:style-name="ce14" table:formula="of:=[.H57]/[.G57]" office:value-type="float" office:value="0.9125">
            <text:p>0.91</text:p>
          </table:table-cell>
          <table:table-cell table:style-name="ce10" office:value-type="float" office:value="464">
            <text:p>464</text:p>
          </table:table-cell>
          <table:table-cell table:style-name="ce10" office:value-type="float" office:value="603">
            <text:p>603</text:p>
          </table:table-cell>
          <table:table-cell table:style-name="ce14" table:formula="of:=[.K57]/[.J57]" office:value-type="float" office:value="1.29956896551724">
            <text:p>1.30</text:p>
          </table:table-cell>
          <table:table-cell table:number-columns-repeated="1012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7" office:value-type="string">
            <text:p>hc-w</text:p>
          </table:table-cell>
          <table:table-cell table:style-name="ce7" office:value-type="string">
            <text:p>Illinois</text:p>
          </table:table-cell>
          <table:table-cell table:style-name="ce7" office:value-type="string">
            <text:p>Chicago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House of Correction</text:p>
          </table:table-cell>
          <table:table-cell table:style-name="ce11"/>
          <table:table-cell table:style-name="ce12"/>
          <table:table-cell table:style-name="ce14"/>
          <table:table-cell table:style-name="ce11" office:value-type="float" office:value="480">
            <text:p>480</text:p>
          </table:table-cell>
          <table:table-cell table:style-name="ce11" office:value-type="float" office:value="511">
            <text:p>511</text:p>
          </table:table-cell>
          <table:table-cell table:style-name="ce14" table:formula="of:=[.K58]/[.J58]" office:value-type="float" office:value="1.06458333333333">
            <text:p>1.06</text:p>
          </table:table-cell>
          <table:table-cell table:number-columns-repeated="1012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7" office:value-type="string">
            <text:p>hc-w</text:p>
          </table:table-cell>
          <table:table-cell table:style-name="ce7" office:value-type="string">
            <text:p>Massachusetts</text:p>
          </table:table-cell>
          <table:table-cell table:style-name="ce7" office:value-type="string">
            <text:p>Bost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uffolk County House of Correction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450">
            <text:p>450</text:p>
          </table:table-cell>
          <table:table-cell table:style-name="ce10" office:value-type="float" office:value="407">
            <text:p>407</text:p>
          </table:table-cell>
          <table:table-cell table:style-name="ce14" table:formula="of:=[.K59]/[.J59]" office:value-type="float" office:value="0.904444444444444">
            <text:p>0.90</text:p>
          </table:table-cell>
          <table:table-cell table:number-columns-repeated="1012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7" office:value-type="string">
            <text:p>hc-w</text:p>
          </table:table-cell>
          <table:table-cell table:style-name="ce7" office:value-type="string">
            <text:p>Pennsylvania</text:p>
          </table:table-cell>
          <table:table-cell table:style-name="ce7" office:value-type="string">
            <text:p>Hoboke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leghany County Workhouse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420">
            <text:p>420</text:p>
          </table:table-cell>
          <table:table-cell table:style-name="ce10" office:value-type="float" office:value="350">
            <text:p>350</text:p>
          </table:table-cell>
          <table:table-cell table:style-name="ce14" table:formula="of:=[.K60]/[.J60]" office:value-type="float" office:value="0.833333333333333">
            <text:p>0.83</text:p>
          </table:table-cell>
          <table:table-cell table:number-columns-repeated="1012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7" office:value-type="string">
            <text:p>hc-w</text:p>
          </table:table-cell>
          <table:table-cell table:style-name="ce7" office:value-type="string">
            <text:p>Ohio</text:p>
          </table:table-cell>
          <table:table-cell table:style-name="ce7" office:value-type="string">
            <text:p>Cinncinnati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Workhouse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600">
            <text:p>600</text:p>
          </table:table-cell>
          <table:table-cell table:style-name="ce10" office:value-type="float" office:value="428">
            <text:p>428</text:p>
          </table:table-cell>
          <table:table-cell table:style-name="ce14" table:formula="of:=[.K61]/[.J61]" office:value-type="float" office:value="0.713333333333333">
            <text:p>0.71</text:p>
          </table:table-cell>
          <table:table-cell table:number-columns-repeated="1012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7" office:value-type="string">
            <text:p>cp</text:p>
          </table:table-cell>
          <table:table-cell table:style-name="ce7" office:value-type="string">
            <text:p>New York</text:p>
          </table:table-cell>
          <table:table-cell table:style-name="ce7" office:value-type="string">
            <text:p>Rochester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Monroe County Penitentiary</text:p>
          </table:table-cell>
          <table:table-cell table:style-name="ce10"/>
          <table:table-cell table:style-name="ce12"/>
          <table:table-cell table:style-name="ce14"/>
          <table:table-cell table:style-name="ce10" office:value-type="float" office:value="270">
            <text:p>270</text:p>
          </table:table-cell>
          <table:table-cell table:style-name="ce10" office:value-type="float" office:value="170">
            <text:p>170</text:p>
          </table:table-cell>
          <table:table-cell table:style-name="ce14" table:formula="of:=[.K62]/[.J62]" office:value-type="float" office:value="0.62962962962963">
            <text:p>0.63</text:p>
          </table:table-cell>
          <table:table-cell table:number-columns-repeated="1012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7" office:value-type="string">
            <text:p>hc-w</text:p>
          </table:table-cell>
          <table:table-cell table:style-name="ce7" office:value-type="string">
            <text:p>Massachusetts</text:p>
          </table:table-cell>
          <table:table-cell table:style-name="ce7" office:value-type="string">
            <text:p>counties ex. Bost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multiple houses</text:p>
          </table:table-cell>
          <table:table-cell table:style-name="ce10"/>
          <table:table-cell table:style-name="ce12"/>
          <table:table-cell table:style-name="ce14"/>
          <table:table-cell table:style-name="ce10"/>
          <table:table-cell table:style-name="ce10" office:value-type="float" office:value="1044">
            <text:p>1044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7" office:value-type="string">
            <text:p>cp</text:p>
          </table:table-cell>
          <table:table-cell table:style-name="ce7" office:value-type="string">
            <text:p>New York</text:p>
          </table:table-cell>
          <table:table-cell table:style-name="ce7" office:value-type="string">
            <text:p>Brookly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Kings County Penitentiary</text:p>
          </table:table-cell>
          <table:table-cell table:style-name="ce10"/>
          <table:table-cell table:style-name="ce12"/>
          <table:table-cell table:style-name="ce14"/>
          <table:table-cell table:style-name="ce10" table:number-columns-repeated="2"/>
          <table:table-cell table:style-name="ce14"/>
          <table:table-cell table:number-columns-repeated="1012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string">
            <text:p>hc-w</text:p>
          </table:table-cell>
          <table:table-cell table:style-name="ce3" office:value-type="string">
            <text:p>Michigan</text:p>
          </table:table-cell>
          <table:table-cell table:style-name="ce3" office:value-type="string">
            <text:p>Detroit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ouse of Correction (state prison for certain purposes)</text:p>
          </table:table-cell>
          <table:table-cell table:style-name="ce11"/>
          <table:table-cell table:style-name="ce12" office:value-type="float" office:value="292">
            <text:p>292</text:p>
          </table:table-cell>
          <table:table-cell table:style-name="ce14"/>
          <table:table-cell table:style-name="ce11" table:number-columns-repeated="2"/>
          <table:table-cell table:style-name="ce14"/>
          <table:table-cell table:number-columns-repeated="1012"/>
        </table:table-row>
        <table:table-row table:style-name="ro1">
          <table:table-cell table:style-name="ce3" table:number-columns-repeated="6"/>
          <table:table-cell table:style-name="ce11"/>
          <table:table-cell table:style-name="ce12"/>
          <table:table-cell table:style-name="ce14"/>
          <table:table-cell table:style-name="ce11" table:number-columns-repeated="2"/>
          <table:table-cell table:style-name="ce14"/>
          <table:table-cell table:number-columns-repeated="1012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/>
          <table:table-cell table:style-name="ce12" table:number-columns-repeated="2"/>
          <table:table-cell table:style-name="ce14"/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>
            <text:p>listed total</text:p>
          </table:table-cell>
          <table:table-cell table:number-columns-repeated="3"/>
          <table:table-cell table:style-name="ce12" table:number-columns-repeated="2"/>
          <table:table-cell table:style-name="ce14"/>
          <table:table-cell table:style-name="ce12" office:value-type="float" office:value="2916">
            <text:p>2916</text:p>
          </table:table-cell>
          <table:table-cell table:style-name="ce12" office:value-type="float" office:value="3884">
            <text:p>3884</text:p>
          </table:table-cell>
          <table:table-cell table:style-name="ce14" table:formula="of:=[.K68]/[.J68]" office:value-type="float" office:value="1.33196159122085">
            <text:p>1.3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>
            <text:p>summed total</text:p>
          </table:table-cell>
          <table:table-cell table:number-columns-repeated="3"/>
          <table:table-cell table:style-name="ce12" table:number-columns-repeated="2"/>
          <table:table-cell table:style-name="ce14"/>
          <table:table-cell table:style-name="ce12" table:formula="of:=SUM([.J55:.J65])" office:value-type="float" office:value="2916">
            <text:p>2916</text:p>
          </table:table-cell>
          <table:table-cell table:style-name="ce12" table:formula="of:=SUM([.K55:.K65])" office:value-type="float" office:value="3884">
            <text:p>3884</text:p>
          </table:table-cell>
          <table:table-cell table:style-name="ce14" table:formula="of:=[.K69]/[.J69]" office:value-type="float" office:value="1.33196159122085">
            <text:p>1.3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>
            <text:p>median</text:p>
          </table:table-cell>
          <table:table-cell table:number-columns-repeated="8"/>
          <table:table-cell table:style-name="ce15" table:formula="of:=MEDIAN([.L55:.L65])" office:value-type="float" office:value="0.984513888888889">
            <text:p>0.98</text:p>
          </table:table-cell>
          <table:table-cell table:number-columns-repeated="101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urvey1873" style:display-name="Normal_survey187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ers_20_per_20_cell" style:display-name="PageStyle_prisoners per ce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2" meta:object-count="0"/>
    <meta:generator>OpenOffice/4.1.1$Win32 OpenOffice.org_project/411m6$Build-9775</meta:generator>
  </office:meta>
</office:document-meta>
</file>